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svg:stroke-width="0.04cm" draw:marker-start-width="0.26cm" draw:marker-end-width="0.26cm" draw:fill="none" draw:textarea-horizontal-align="center" draw:textarea-vertical-align="middle" fo:padding-top="0.145cm" fo:padding-bottom="0.145cm" fo:padding-left="0.27cm" fo:padding-right="0.27cm"/>
    </style:style>
    <style:style style:name="gr2" style:family="graphic" style:parent-style-name="standard">
      <style:graphic-properties draw:stroke="dash" draw:stroke-dash="Fine_20_Dashed_20__28_var_29_"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start-width="0.23cm" draw:marker-end-width="0.23cm" draw:fill="hatch" draw:fill-hatch-name="Black_20_45_20_Degrees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4cm" draw:marker-start-width="0.26cm" draw:marker-end="Arrow" draw:marker-end-width="0.26cm" draw:textarea-horizontal-align="center" draw:textarea-vertical-align="middle" fo:padding-top="0.145cm" fo:padding-bottom="0.145cm" fo:padding-left="0.27cm" fo:padding-right="0.27cm"/>
    </style:style>
    <style:style style:name="gr7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08cm" draw:marker-start-width="0.32cm" draw:marker-end-width="0.32cm" draw:textarea-horizontal-align="center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fill="solid" draw:fill-color="#666666" draw:fill-hatch-name="Black_20_0_20_Degrees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0.5cm"/>
    </style:style>
    <style:style style:name="gr11" style:family="graphic" style:parent-style-name="standard">
      <style:graphic-properties svg:stroke-width="0.1cm" svg:stroke-color="#4c4c4c" draw:marker-start-width="0.75cm" draw:marker-end="Arrow" draw:marker-end-width="0.45cm" draw:fill="solid" draw:fill-color="#808080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fo:min-height="0.43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entury Schoolbook L'" style:font-family-generic="roman" style:font-pitch="variable" fo:font-style="italic" style:font-style-asian="italic" style:font-style-complex="italic"/>
    </style:style>
    <style:style style:name="P4" style:family="paragraph">
      <style:paragraph-properties fo:margin-left="0cm" fo:margin-right="0cm" fo:text-indent="0cm"/>
      <style:text-properties fo:font-family="'Century Schoolbook L'" style:font-family-generic="roman" style:font-pitch="variable" fo:font-size="13pt" fo:font-style="italic" style:font-size-asian="13pt" style:font-size-complex="13pt"/>
    </style:style>
    <style:style style:name="T1" style:family="text">
      <style:text-properties fo:font-family="'Century Schoolbook L'" style:font-family-generic="roman" style:font-pitch="variable" fo:font-style="italic" style:font-style-asian="italic" style:font-style-complex="italic"/>
    </style:style>
    <style:style style:name="T2" style:family="text">
      <style:text-properties fo:font-family="'Century Schoolbook L'" style:font-family-generic="roman" style:font-pitch="variable" fo:font-size="13pt" fo:font-style="italic" style:font-size-asian="13pt" style:font-size-complex="13pt"/>
    </style:style>
    <style:style style:name="T3" style:family="text">
      <style:text-properties fo:font-family="'Century Schoolbook L'" style:font-family-generic="roman" style:font-pitch="variable" fo:font-size="15pt" fo:font-style="italic" style:font-size-asian="15pt" style:font-size-complex="15pt"/>
    </style:style>
    <style:style style:name="T4" style:family="text">
      <style:text-properties fo:font-family="'Century Schoolbook L'" style:font-family-generic="roman" style:font-pitch="variable" fo:font-size="13pt" fo:font-style="normal" style:font-size-asian="13pt" style:font-style-asian="normal" style:font-size-complex="13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path draw:style-name="gr1" draw:text-style-name="P1" draw:layer="layout" svg:width="0.476cm" svg:height="1.095cm" svg:x="2.123cm" svg:y="1.2cm" svg:viewBox="0 0 477 1096" svg:d="m41 0c105 6 222 8 309 72 96 70 68 206 103 309 34 100 7 206 21 309 15 110-35 211-72 309-50 132-247 127-309 0-49-101-96-207-93-319 3-103 3-206 10-309 10-146 157-203 237-299l103-62 93-10">
          <text:p/>
        </draw:path>
        <draw:path draw:style-name="gr1" draw:text-style-name="P1" draw:layer="layout" svg:width="0.476cm" svg:height="1.095cm" svg:x="2.524cm" svg:y="1.2cm" svg:viewBox="0 0 477 1096" svg:d="m41 0c105 6 222 8 309 72 96 70 68 206 103 309 34 100 7 206 21 309 15 110-35 211-72 309-50 132-247 127-309 0-49-101-96-207-93-319 3-103 3-206 10-309 10-146 157-203 237-299l103-62 93-10">
          <text:p/>
        </draw:path>
        <draw:path draw:style-name="gr1" draw:text-style-name="P1" draw:layer="layout" svg:width="0.476cm" svg:height="1.095cm" svg:x="2.923cm" svg:y="1.2cm" svg:viewBox="0 0 477 1096" svg:d="m41 0c105 6 222 8 309 72 96 70 68 206 103 309 34 100 7 206 21 309 15 110-35 211-72 309-50 132-247 127-309 0-49-101-96-207-93-319 3-103 3-206 10-309 10-146 157-203 237-299l103-62 93-10">
          <text:p/>
        </draw:path>
        <draw:path draw:style-name="gr1" draw:text-style-name="P1" draw:layer="layout" svg:width="0.476cm" svg:height="1.095cm" svg:x="3.324cm" svg:y="1.2cm" svg:viewBox="0 0 477 1096" svg:d="m41 0c105 6 222 8 309 72 96 70 68 206 103 309 34 100 7 206 21 309 15 110-35 211-72 309-50 132-247 127-309 0-49-101-96-207-93-319 3-103 3-206 10-309 10-146 157-203 237-299l103-62 93-10">
          <text:p/>
        </draw:path>
        <draw:path draw:style-name="gr1" draw:text-style-name="P1" draw:layer="layout" svg:width="0.476cm" svg:height="1.095cm" svg:x="3.723cm" svg:y="1.2cm" svg:viewBox="0 0 477 1096" svg:d="m41 0c105 6 222 8 309 72 96 70 68 206 103 309 34 100 7 206 21 309 15 110-35 211-72 309-50 132-247 127-309 0-49-101-96-207-93-319 3-103 3-206 10-309 10-146 157-203 237-299l103-62 93-10">
          <text:p/>
        </draw:path>
        <draw:path draw:style-name="gr1" draw:text-style-name="P1" draw:layer="layout" svg:width="0.476cm" svg:height="1.095cm" svg:x="4.124cm" svg:y="1.2cm" svg:viewBox="0 0 477 1096" svg:d="m41 0c105 6 222 8 309 72 96 70 68 206 103 309 34 100 7 206 21 309 15 110-35 211-72 309-50 132-247 127-309 0-49-101-96-207-93-319 3-103 3-206 10-309 10-146 157-203 237-299l103-62 93-10">
          <text:p/>
        </draw:path>
        <draw:path draw:style-name="gr1" draw:text-style-name="P1" draw:layer="layout" svg:width="0.555cm" svg:height="0.623cm" svg:x="1.605cm" svg:y="1.191cm" svg:viewBox="0 0 556 624" svg:d="m556 6c-135-38-209 114-237 216s-71 202-82 309l-114 72-113 10-10 11">
          <text:p/>
        </draw:path>
        <draw:path draw:style-name="gr1" draw:text-style-name="P1" draw:layer="layout" svg:width="0.555cm" svg:height="0.596cm" svg:x="4.56cm" svg:y="1.187cm" svg:viewBox="0 0 556 597" svg:d="m0 0c141 29 126 183 185 278 65 105-63 276 134 308h103 103l31 11">
          <text:p/>
        </draw:path>
        <draw:line draw:style-name="gr2" draw:text-style-name="P1" draw:layer="layout" svg:x1="5.1cm" svg:y1="0.6cm" svg:x2="5.1cm" svg:y2="5.1cm">
          <text:p/>
        </draw:line>
        <draw:custom-shape draw:style-name="gr3" draw:text-style-name="P1" draw:layer="layout" svg:width="0.5cm" svg:height="2cm" svg:x="1.1cm" svg:y="0.5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0.5cm" svg:height="1.25cm" svg:x="1.5cm" svg:y="2.8cm">
          <draw:text-box>
            <text:p text:style-name="P2">0</text:p>
          </draw:text-box>
        </draw:frame>
        <draw:frame draw:style-name="gr5" draw:layer="layout" svg:width="0.82cm" svg:height="0.886cm" svg:x="4.7cm" svg:y="2.404cm">
          <draw:text-box>
            <text:p text:style-name="P2">0</text:p>
          </draw:text-box>
        </draw:frame>
        <draw:path draw:style-name="gr1" draw:text-style-name="P1" draw:layer="layout" svg:width="0.731cm" svg:height="1.095cm" svg:x="2.401cm" svg:y="3.801cm" svg:viewBox="0 0 732 1096" svg:d="m63 0c161 6 341 8 475 72 147 70 104 206 158 309 52 100 11 206 32 309 23 110-53 211-110 309-77 132-380 127-475 0-76-101-148-207-143-319 4-103 5-206 15-309 16-146 242-203 365-299l158-62 143-10">
          <text:p/>
        </draw:path>
        <draw:path draw:style-name="gr1" draw:text-style-name="P1" draw:layer="layout" svg:width="0.731cm" svg:height="1.095cm" svg:x="3.017cm" svg:y="3.801cm" svg:viewBox="0 0 732 1096" svg:d="m63 0c161 6 341 8 475 72 147 70 104 206 158 309 52 100 11 206 32 309 23 110-53 211-110 309-77 132-380 127-475 0-76-101-148-207-143-319 4-103 5-206 15-309 16-146 242-203 365-299l158-62 143-10">
          <text:p/>
        </draw:path>
        <draw:path draw:style-name="gr1" draw:text-style-name="P1" draw:layer="layout" svg:width="0.731cm" svg:height="1.095cm" svg:x="3.63cm" svg:y="3.801cm" svg:viewBox="0 0 732 1096" svg:d="m63 0c161 6 341 8 475 72 147 70 104 206 158 309 52 100 11 206 32 309 23 110-53 211-110 309-77 132-380 127-475 0-76-101-148-207-143-319 4-103 5-206 15-309 16-146 242-203 365-299l158-62 143-10">
          <text:p/>
        </draw:path>
        <draw:path draw:style-name="gr1" draw:text-style-name="P1" draw:layer="layout" svg:width="0.731cm" svg:height="1.095cm" svg:x="4.246cm" svg:y="3.801cm" svg:viewBox="0 0 732 1096" svg:d="m63 0c161 6 341 8 475 72 147 70 104 206 158 309 52 100 11 206 32 309 23 110-53 211-110 309-77 132-380 127-475 0-76-101-148-207-143-319 4-103 5-206 15-309 16-146 242-203 365-299l158-62 143-10">
          <text:p/>
        </draw:path>
        <draw:path draw:style-name="gr1" draw:text-style-name="P1" draw:layer="layout" svg:width="0.731cm" svg:height="1.095cm" svg:x="4.86cm" svg:y="3.801cm" svg:viewBox="0 0 732 1096" svg:d="m63 0c161 6 341 8 475 72 147 70 104 206 158 309 52 100 11 206 32 309 23 110-53 211-110 309-77 132-380 127-475 0-76-101-148-207-143-319 4-103 5-206 15-309 16-146 242-203 365-299l158-62 143-10">
          <text:p/>
        </draw:path>
        <draw:path draw:style-name="gr1" draw:text-style-name="P1" draw:layer="layout" svg:width="0.731cm" svg:height="1.095cm" svg:x="5.476cm" svg:y="3.801cm" svg:viewBox="0 0 732 1096" svg:d="m63 0c161 6 341 8 475 72 147 70 104 206 158 309 52 100 11 206 32 309 23 110-53 211-110 309-77 132-380 127-475 0-76-101-148-207-143-319 4-103 5-206 15-309 16-146 242-203 365-299l158-62 143-10">
          <text:p/>
        </draw:path>
        <draw:path draw:style-name="gr1" draw:text-style-name="P1" draw:layer="layout" svg:width="0.853cm" svg:height="0.623cm" svg:x="1.605cm" svg:y="3.792cm" svg:viewBox="0 0 854 624" svg:d="m854 6c-207-38-321 114-364 216s-109 202-126 309l-175 72-174 10-15 11">
          <text:p/>
        </draw:path>
        <draw:path draw:style-name="gr1" draw:text-style-name="P1" draw:layer="layout" svg:width="0.853cm" svg:height="0.596cm" svg:x="6.146cm" svg:y="3.788cm" svg:viewBox="0 0 854 597" svg:d="m0 0c217 29 194 183 284 278 100 105-97 276 206 308h158 159l47 11">
          <text:p/>
        </draw:path>
        <draw:line draw:style-name="gr2" draw:text-style-name="P1" draw:layer="layout" svg:x1="7cm" svg:y1="3.601cm" svg:x2="7cm" svg:y2="5.101cm">
          <text:p/>
        </draw:line>
        <draw:line draw:style-name="gr6" draw:text-style-name="P1" draw:layer="layout" svg:x1="1.1cm" svg:y1="5.1cm" svg:x2="9.1cm" svg:y2="5.1cm">
          <text:p/>
        </draw:line>
        <draw:custom-shape draw:style-name="gr3" draw:text-style-name="P1" draw:layer="layout" svg:width="0.5cm" svg:height="2cm" svg:x="1.1cm" svg:y="3.101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0.82cm" svg:height="0.886cm" svg:x="4.7cm" svg:y="5.005cm">
          <draw:text-box>
            <text:p text:style-name="P2">0</text:p>
          </draw:text-box>
        </draw:frame>
        <draw:line draw:style-name="gr7" draw:text-style-name="P1" draw:layer="layout" svg:x1="8cm" svg:y1="3.6cm" svg:x2="7.5cm" svg:y2="4.6cm">
          <text:p/>
        </draw:line>
        <draw:line draw:style-name="gr8" draw:text-style-name="P1" draw:layer="layout" svg:x1="7.5cm" svg:y1="4.6cm" svg:x2="7.5cm" svg:y2="5.1cm">
          <text:p/>
        </draw:line>
        <draw:line draw:style-name="gr8" draw:text-style-name="P1" draw:layer="layout" svg:x1="7.5cm" svg:y1="4.6cm" svg:x2="7cm" svg:y2="5.1cm">
          <text:p/>
        </draw:line>
        <draw:line draw:style-name="gr8" draw:text-style-name="P1" draw:layer="layout" svg:x1="7cm" svg:y1="4.4cm" svg:x2="7.9cm" svg:y2="3.8cm">
          <text:p/>
        </draw:line>
        <draw:custom-shape draw:style-name="gr9" draw:text-style-name="P1" draw:layer="layout" svg:width="0.5cm" svg:height="0.5cm" svg:x="7.8cm" svg:y="3.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6" draw:text-style-name="P1" draw:layer="layout" svg:x1="1.1cm" svg:y1="2.5cm" svg:x2="9.1cm" svg:y2="2.5cm">
          <text:p/>
        </draw:line>
        <draw:frame draw:style-name="gr10" draw:text-style-name="P3" draw:layer="layout" svg:width="1cm" svg:height="1.094cm" svg:x="6.6cm" svg:y="4.8cm">
          <draw:text-box>
            <text:p text:style-name="P2"><text:span text:style-name="T1">x</text:span></text:p>
          </draw:text-box>
        </draw:frame>
        <draw:frame draw:style-name="gr10" draw:text-style-name="P3" draw:layer="layout" svg:width="1cm" svg:height="1.094cm" svg:x="8.9cm" svg:y="1.8cm">
          <draw:text-box>
            <text:p text:style-name="P2"><text:span text:style-name="T1">x</text:span></text:p>
          </draw:text-box>
        </draw:frame>
        <draw:frame draw:style-name="gr10" draw:text-style-name="P3" draw:layer="layout" svg:width="1cm" svg:height="1.094cm" svg:x="8.9cm" svg:y="4.4cm">
          <draw:text-box>
            <text:p text:style-name="P2"><text:span text:style-name="T1">x</text:span></text:p>
          </draw:text-box>
        </draw:frame>
        <draw:line draw:style-name="gr11" draw:text-style-name="P1" draw:layer="layout" svg:x1="6.6cm" svg:y1="4.4cm" svg:x2="4.6cm" svg:y2="4.4cm">
          <text:p/>
        </draw:line>
        <draw:frame draw:style-name="gr12" draw:text-style-name="P4" draw:layer="layout" svg:width="2cm" svg:height="0.954cm" svg:x="5.1cm" svg:y="3cm">
          <draw:text-box>
            <text:p text:style-name="P2"><text:span text:style-name="T2">F = </text:span><text:span text:style-name="T3">-</text:span><text:span text:style-name="T2">kx</text:span></text:p>
          </draw:text-box>
        </draw:frame>
        <draw:frame draw:style-name="gr12" draw:text-style-name="P4" draw:layer="layout" svg:width="2cm" svg:height="0.861cm" svg:x="5.1cm" svg:y="0.501cm">
          <draw:text-box>
            <text:p text:style-name="P2"><text:span text:style-name="T2">F = </text:span><text:span text:style-name="T4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07-05-04T19:23:29</meta:creation-date>
    <dc:creator>nasahara </dc:creator>
    <dc:date>2010-07-27T11:09:55</dc:date>
    <meta:editing-cycles>11</meta:editing-cycles>
    <meta:editing-duration>PT06H01M56S</meta:editing-duration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